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Výchozí-title">
      <style:graphic-properties draw:auto-grow-height="true" fo:min-height="3.506cm"/>
    </style:style>
    <style:style style:name="pr2" style:family="presentation" style:parent-style-name="Výchozí-subtitle">
      <style:graphic-properties draw:fill-color="#ffffff" draw:auto-grow-height="true" fo:min-height="13.859cm"/>
    </style:style>
    <style:style style:name="pr3" style:family="presentation" style:parent-style-name="Výchozí-notes">
      <style:graphic-properties draw:fill-color="#ffffff" draw:auto-grow-height="true" fo:min-height="13.364cm"/>
    </style:style>
    <style:style style:name="pr4" style:family="presentation" style:parent-style-name="Výchozí-title">
      <style:graphic-properties draw:fill="solid" draw:fill-color="#800000" draw:auto-grow-height="true" fo:min-height="3.506cm"/>
    </style:style>
    <style:style style:name="pr5" style:family="presentation" style:parent-style-name="Výchozí-outline1">
      <style:graphic-properties fo:min-height="6.36cm"/>
    </style:style>
    <style:style style:name="pr6" style:family="presentation" style:parent-style-name="Výchozí-notes">
      <style:graphic-properties draw:fill-color="#ffffff" fo:min-height="13.364cm"/>
    </style:style>
    <style:style style:name="pr7" style:family="presentation" style:parent-style-name="Výchozí-title">
      <style:graphic-properties draw:fill="solid" draw:fill-color="#800000" fo:min-height="3.506cm"/>
    </style:style>
    <style:style style:name="pr8" style:family="presentation" style:parent-style-name="Výchozí-outline1">
      <style:graphic-properties fo:min-height="13.609cm"/>
    </style:style>
    <style:style style:name="P1" style:family="paragraph">
      <style:text-properties fo:font-size="32pt"/>
    </style:style>
    <style:style style:name="P2" style:family="paragraph">
      <style:text-properties fo:color="#ffffff"/>
    </style:style>
    <style:style style:name="P3" style:family="paragraph">
      <style:text-properties fo:font-size="20pt"/>
    </style:style>
    <style:style style:name="T1" style:family="text">
      <style:text-properties fo:color="#ffffff"/>
    </style:style>
    <style:style style:name="T2" style:family="text">
      <style:text-properties fo:color="#c5000b"/>
    </style:style>
    <style:style style:name="T3" style:family="text">
      <style:text-properties fo:color="#808080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ýchozí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1" draw:layer="layout" svg:width="25.199cm" svg:height="13.85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Výchozí" presentation:presentation-page-layout-name="AL2T14">
        <office:forms form:automatic-focus="false" form:apply-design-mode="false"/>
        <draw:frame presentation:style-name="pr4" draw:text-style-name="P2" draw:layer="layout" svg:width="25.199cm" svg:height="3.506cm" svg:x="1.4cm" svg:y="0.837cm" presentation:class="title" presentation:user-transformed="true">
          <draw:text-box>
            <text:p text:style-name="P2"><text:span text:style-name="T1">Abstraktní datové typy</text:span></text:p>
          </draw:text-box>
        </draw:frame>
        <draw:frame presentation:style-name="pr5" draw:layer="layout" svg:width="25.199cm" svg:height="6.61cm" svg:x="1.4cm" svg:y="4.914cm" presentation:class="outline" presentation:placeholder="true">
          <draw:text-box/>
        </draw:frame>
        <draw:frame presentation:style-name="pr5" draw:layer="layout" svg:width="25.199cm" svg:height="6.61cm" svg:x="1.4cm" svg:y="12.153cm" presentation:class="outline">
          <draw:text-box>
            <text:list text:style-name="L2">
              <text:list-item>
                <text:p>seznam, zásobník, binární vyhledávací strom</text:p>
              </text:list-item>
              <text:list-item>
                <text:p>data typu void</text:p>
              </text:list-item>
              <text:list-item>
                <text:p>binární strom - nerekurzivní</text:p>
              </text:list-item>
              <text:list-item>
                <text:p>AVL 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Výchozí" presentation:presentation-page-layout-name="AL2T14">
        <office:forms form:automatic-focus="false" form:apply-design-mode="false"/>
        <draw:frame presentation:style-name="pr4" draw:text-style-name="P2" draw:layer="layout" svg:width="25.199cm" svg:height="3.506cm" svg:x="1.4cm" svg:y="0.837cm" presentation:class="title" presentation:user-transformed="true">
          <draw:text-box>
            <text:p text:style-name="P2"><text:span text:style-name="T1">Tabulka symbolů</text:span></text:p>
          </draw:text-box>
        </draw:frame>
        <draw:frame presentation:style-name="pr5" draw:layer="layout" svg:width="25.199cm" svg:height="6.61cm" svg:x="1.4cm" svg:y="4.914cm" presentation:class="outline" presentation:placeholder="true">
          <draw:text-box/>
        </draw:frame>
        <draw:frame presentation:style-name="pr5" draw:layer="layout" svg:width="25.199cm" svg:height="6.61cm" svg:x="1.4cm" svg:y="12.153cm" presentation:class="outline" presentation:user-transformed="true">
          <draw:text-box>
            <text:list text:style-name="L2">
              <text:list-item>
                <text:p>Tabulka symbolů: strom funkcí</text:p>
              </text:list-item>
              <text:list-item>
                <text:p>Funkce: </text:p>
                <text:list>
                  <text:list-item>
                    <text:p>seznam instrukcí</text:p>
                  </text:list-item>
                  <text:list-item>
                    <text:p>strom proměnných, seznam konstant</text:p>
                  </text:list-item>
                  <text:list-item>
                    <text:p>seznam pomocných proměnných (recyklace)</text:p>
                  </text:list-item>
                  <text:list-item>
                    <text:p>počítadlo volání funkc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Výchozí" presentation:presentation-page-layout-name="AL2T14">
        <office:forms form:automatic-focus="false" form:apply-design-mode="false"/>
        <draw:frame presentation:style-name="pr4" draw:text-style-name="P2" draw:layer="layout" svg:width="25.199cm" svg:height="3.506cm" svg:x="1.4cm" svg:y="0.837cm" presentation:class="title" presentation:user-transformed="true">
          <draw:text-box>
            <text:p text:style-name="P2"><text:span text:style-name="T1">Tabulka symbolů</text:span></text:p>
          </draw:text-box>
        </draw:frame>
        <draw:frame presentation:style-name="pr5" draw:layer="layout" svg:width="25.199cm" svg:height="6.61cm" svg:x="1.4cm" svg:y="4.914cm" presentation:class="outline" presentation:placeholder="true">
          <draw:text-box/>
        </draw:frame>
        <draw:frame presentation:style-name="pr5" draw:layer="layout" svg:width="25.199cm" svg:height="6.61cm" svg:x="1.4cm" svg:y="12.153cm" presentation:class="outline">
          <draw:text-box>
            <text:list text:style-name="L2">
              <text:list-item>
                <text:p>hodnota a typ proměnné</text:p>
              </text:list-item>
              <text:list-item>
                <text:p>problém rekurze</text:p>
              </text:list-item>
              <text:list-item>
                <text:p>realokace pole dat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Výchozí" presentation:presentation-page-layout-name="AL2T14">
        <office:forms form:automatic-focus="false" form:apply-design-mode="false"/>
        <draw:frame presentation:style-name="pr7" draw:text-style-name="P2" draw:layer="layout" svg:width="25.199cm" svg:height="3.506cm" svg:x="1.4cm" svg:y="0.837cm" presentation:class="title" presentation:user-transformed="true">
          <draw:text-box>
            <text:p text:style-name="P2"><text:span text:style-name="T1">Implementace</text:span></text:p>
          </draw:text-box>
        </draw:frame>
        <draw:frame presentation:style-name="pr5" draw:layer="layout" svg:width="25.199cm" svg:height="6.61cm" svg:x="1.4cm" svg:y="4.914cm" presentation:class="outline" presentation:placeholder="true">
          <draw:text-box/>
        </draw:frame>
        <draw:frame presentation:style-name="pr5" draw:layer="layout" svg:width="25.199cm" svg:height="6.61cm" svg:x="1.4cm" svg:y="12.153cm" presentation:class="outline">
          <draw:text-box>
            <text:list text:style-name="L2">
              <text:list-item>
                <text:p>modul scanner</text:p>
              </text:list-item>
              <text:list-item>
                <text:p>modul parser</text:p>
              </text:list-item>
              <text:list-item>
                <text:p>modul expression</text:p>
              </text:list-item>
              <text:list-item>
                <text:p>modul interpret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Výchozí" presentation:presentation-page-layout-name="AL2T14">
        <office:forms form:automatic-focus="false" form:apply-design-mode="false"/>
        <draw:frame presentation:style-name="pr7" draw:text-style-name="P2" draw:layer="layout" svg:width="25.199cm" svg:height="3.506cm" svg:x="1.4cm" svg:y="0.837cm" presentation:class="title" presentation:user-transformed="true">
          <draw:text-box>
            <text:p text:style-name="P2"><text:span text:style-name="T1">Implementace</text:span></text:p>
          </draw:text-box>
        </draw:frame>
        <draw:frame presentation:style-name="pr5" draw:layer="layout" svg:width="25.199cm" svg:height="6.61cm" svg:x="1.4cm" svg:y="4.914cm" presentation:class="outline" presentation:placeholder="true">
          <draw:text-box/>
        </draw:frame>
        <draw:frame presentation:style-name="pr5" draw:layer="layout" svg:width="25.199cm" svg:height="6.61cm" svg:x="1.4cm" svg:y="12.153cm" presentation:class="outline">
          <draw:text-box>
            <text:list text:style-name="L2">
              <text:list-header>
                <text:p><text:span text:style-name="T2">Modul scanner</text:span></text:p>
              </text:list-header>
              <text:list-item>
                <text:p>lexikální analýza</text:p>
              </text:list-item>
              <text:list-item>
                <text:p>minimální konečný automat</text:p>
              </text:list-item>
              <text:list-item>
                <text:p>čítač řádků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Výchozí" presentation:presentation-page-layout-name="AL2T14">
        <office:forms form:automatic-focus="false" form:apply-design-mode="false"/>
        <draw:frame presentation:style-name="pr7" draw:text-style-name="P2" draw:layer="layout" svg:width="25.199cm" svg:height="3.506cm" svg:x="1.4cm" svg:y="0.837cm" presentation:class="title" presentation:user-transformed="true">
          <draw:text-box>
            <text:p text:style-name="P2"><text:span text:style-name="T1">Implementace</text:span></text:p>
          </draw:text-box>
        </draw:frame>
        <draw:frame presentation:style-name="pr5" draw:layer="layout" svg:width="25.199cm" svg:height="6.61cm" svg:x="1.4cm" svg:y="4.914cm" presentation:class="outline" presentation:placeholder="true">
          <draw:text-box/>
        </draw:frame>
        <draw:frame presentation:style-name="pr5" draw:layer="layout" svg:width="25.199cm" svg:height="8.247cm" svg:x="1.4cm" svg:y="12.153cm" presentation:class="outline" presentation:user-transformed="true">
          <draw:text-box>
            <text:list text:style-name="L2">
              <text:list-header>
                <text:p><text:span text:style-name="T2">Modul parser</text:span></text:p>
              </text:list-header>
              <text:list-item>
                <text:p>syntaktická analýza shora dolů - LL gramatika</text:p>
              </text:list-item>
              <text:list-item>
                <text:p>sémantická analýza</text:p>
              </text:list-item>
              <text:list-item>
                <text:p>generování vnitřního kódu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Výchozí" presentation:presentation-page-layout-name="AL2T14">
        <office:forms form:automatic-focus="false" form:apply-design-mode="false"/>
        <draw:frame presentation:style-name="pr7" draw:text-style-name="P2" draw:layer="layout" svg:width="25.199cm" svg:height="3.506cm" svg:x="1.4cm" svg:y="0.837cm" presentation:class="title" presentation:user-transformed="true">
          <draw:text-box>
            <text:p text:style-name="P2"><text:span text:style-name="T1">Implementace</text:span></text:p>
          </draw:text-box>
        </draw:frame>
        <draw:frame presentation:style-name="pr5" draw:layer="layout" svg:width="25.199cm" svg:height="6.61cm" svg:x="1.4cm" svg:y="4.914cm" presentation:class="outline" presentation:placeholder="true">
          <draw:text-box/>
        </draw:frame>
        <draw:frame presentation:style-name="pr5" draw:layer="layout" svg:width="25.199cm" svg:height="8.247cm" svg:x="1.4cm" svg:y="12.153cm" presentation:class="outline" presentation:user-transformed="true">
          <draw:text-box>
            <text:list text:style-name="L2">
              <text:list-header>
                <text:p><text:span text:style-name="T2">Modul expression</text:span></text:p>
              </text:list-header>
              <text:list-item>
                <text:p>syntaktická analýza zdola nahoru</text:p>
                <text:list>
                  <text:list-item>
                    <text:p>precedenční tabulka a zásobník</text:p>
                  </text:list-item>
                  <text:list-item>
                    <text:p>konec výrazu</text:p>
                  </text:list-item>
                </text:list>
              </text:list-item>
              <text:list-item>
                <text:p>sémantická analýza – konstanty</text:p>
              </text:list-item>
              <text:list-item>
                <text:p>generování logicko-matematických instrukcí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Výchozí" presentation:presentation-page-layout-name="AL2T14">
        <office:forms form:automatic-focus="false" form:apply-design-mode="false"/>
        <draw:frame presentation:style-name="pr7" draw:text-style-name="P2" draw:layer="layout" svg:width="25.199cm" svg:height="3.506cm" svg:x="1.4cm" svg:y="0.837cm" presentation:class="title" presentation:user-transformed="true">
          <draw:text-box>
            <text:p text:style-name="P2"><text:span text:style-name="T1">Implementace</text:span></text:p>
          </draw:text-box>
        </draw:frame>
        <draw:frame presentation:style-name="pr5" draw:layer="layout" svg:width="25.199cm" svg:height="6.61cm" svg:x="1.4cm" svg:y="4.914cm" presentation:class="outline" presentation:placeholder="true">
          <draw:text-box/>
        </draw:frame>
        <draw:frame presentation:style-name="pr5" draw:layer="layout" svg:width="25.199cm" svg:height="8.247cm" svg:x="1.4cm" svg:y="12.153cm" presentation:class="outline" presentation:user-transformed="true">
          <draw:text-box>
            <text:list text:style-name="L2">
              <text:list-header>
                <text:p><text:span text:style-name="T2">Modul interpret</text:span></text:p>
              </text:list-header>
              <text:list-item>
                <text:p>interpretace seznamů instrukcí - aktivita</text:p>
              </text:list-item>
              <text:list-item>
                <text:p>rekurzivní volání interpretu</text:p>
              </text:list-item>
              <text:list-item>
                <text:p>zásobník hodnot proměnných</text:p>
              </text:list-item>
              <text:list-item>
                <text:p>sémantická analýza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Výchozí" presentation:presentation-page-layout-name="AL2T14">
        <office:forms form:automatic-focus="false" form:apply-design-mode="false"/>
        <draw:frame presentation:style-name="pr4" draw:text-style-name="P2" draw:layer="layout" svg:width="25.199cm" svg:height="3.506cm" svg:x="1.4cm" svg:y="0.837cm" presentation:class="title" presentation:user-transformed="true">
          <draw:text-box>
            <text:p text:style-name="P2"><text:span text:style-name="T1">Algoritmy</text:span></text:p>
          </draw:text-box>
        </draw:frame>
        <draw:frame presentation:style-name="pr5" draw:layer="layout" svg:width="25.199cm" svg:height="6.61cm" svg:x="1.4cm" svg:y="4.914cm" presentation:class="outline">
          <draw:text-box>
            <text:list text:style-name="L2">
              <text:list-header>
                <text:p><text:span text:style-name="T2">Knuth-Moris-Prattův algoritmus (KMP)</text:span></text:p>
              </text:list-header>
              <text:list-item>
                <text:p>konečný automat</text:p>
              </text:list-item>
              <text:list-item>
                <text:p>dvě fáze:</text:p>
                <text:list>
                  <text:list-item>
                    <text:p>vygenerování vektoru přechodů</text:p>
                  </text:list-item>
                  <text:list-item>
                    <text:p>vyhledávání vzorku ve vstupním řetězci</text:p>
                  </text:list-item>
                </text:list>
              </text:list-item>
            </text:list>
          </draw:text-box>
        </draw:frame>
        <draw:frame presentation:style-name="pr5" draw:layer="layout" svg:width="25.199cm" svg:height="6.61cm" svg:x="1.4cm" svg:y="12.153cm" presentation:class="outline">
          <draw:text-box>
            <text:list text:style-name="L2">
              <text:list-header>
                <text:p><text:span text:style-name="T2">Merge sort</text:span></text:p>
              </text:list-header>
              <text:list-item>
                <text:p>pole dvojnásobné délky vstupního řetězce</text:p>
              </text:list-item>
              <text:list-item>
                <text:p>slévání netříděných posloupností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Výchozí" presentation:presentation-page-layout-name="AL3T1">
        <office:forms form:automatic-focus="false" form:apply-design-mode="false"/>
        <draw:frame presentation:style-name="pr4" draw:text-style-name="P2" draw:layer="layout" svg:width="25.199cm" svg:height="3.506cm" svg:x="1.4cm" svg:y="0.837cm" presentation:class="title" presentation:user-transformed="true">
          <draw:text-box>
            <text:p text:style-name="P2"><text:span text:style-name="T1">Způsob práce v týmu</text:span></text:p>
          </draw:text-box>
        </draw:frame>
        <draw:frame presentation:style-name="pr8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komunikace</text:p>
                <text:list>
                  <text:list-item>
                    <text:p>sociální sítě</text:p>
                  </text:list-item>
                  <text:list-item>
                    <text:p>instant messaging</text:p>
                  </text:list-item>
                  <text:list-item>
                    <text:p>pravidelné schůzky</text:p>
                  </text:list-item>
                </text:list>
              </text:list-item>
              <text:list-item>
                <text:p>verzovací systém GIT (<text:span text:style-name="T3"><text:a xlink:href="https://bitbucket.org/">https://bitbucket.org</text:a></text:span>)</text:p>
              </text:list-item>
              <text:list-item>
                <text:p>testování (valgrind)</text:p>
              </text:list-item>
              <text:list-item>
                <text:p>optimalizace (gprof)</text:p>
              </text:list-item>
              <text:list-item>
                <text:p>dokumentace (LaTeX)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Výchozí" presentation:presentation-page-layout-name="AL4T19">
        <office:forms form:automatic-focus="false" form:apply-design-mode="false"/>
        <draw:frame presentation:style-name="pr7" draw:text-style-name="P2" draw:layer="layout" svg:width="25.199cm" svg:height="3.506cm" svg:x="1.2cm" svg:y="8cm" presentation:class="title" presentation:user-transformed="true">
          <draw:text-box>
            <text:p text:style-name="P2"><text:span text:style-name="T1">Děkujeme za pozornost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cs" fo:country="CZ" style:font-family-asian="'DejaVu Sans Condensed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Výchozí-background" style:family="presentation">
      <style:graphic-properties draw:stroke="none" draw:fill="none"/>
      <style:text-properties style:letter-kerning="true"/>
    </style:style>
    <style:style style:name="Výchoz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ýchozí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ýchozí-outline1" style:family="presentation">
      <style:graphic-properties draw:stroke="none" draw:fill="none" draw:auto-grow-height="false" draw:fit-to-size="shrink-to-fit">
        <text:list-style style:name="Výchoz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-outline2" style:family="presentation" style:parent-style-name="Výchozí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Výchozí-outline3" style:family="presentation" style:parent-style-name="Výchozí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ýchozí-outline4" style:family="presentation" style:parent-style-name="Výchozí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Výchozí-outline5" style:family="presentation" style:parent-style-name="Výchozí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ýchozí-outline6" style:family="presentation" style:parent-style-name="Výchozí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ýchozí-outline7" style:family="presentation" style:parent-style-name="Výchozí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ýchozí-outline8" style:family="presentation" style:parent-style-name="Výchozí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ýchozí-outline9" style:family="presentation" style:parent-style-name="Výchozí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ýchozí-subtitle" style:family="presentation">
      <style:graphic-properties draw:stroke="none" draw:fill="none" draw:textarea-vertical-align="middle">
        <text:list-style style:name="Výchozí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-title" style:family="presentation">
      <style:graphic-properties draw:stroke="none" draw:fill="none" draw:textarea-vertical-align="middle">
        <text:list-style style:name="Výchozí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Zen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4">
      <presentation:placeholder presentation:object="title" svg:x="2.057cm" svg:y="1.743cm" svg:width="23.911cm" svg:height="3.507cm"/>
      <presentation:placeholder presentation:object="object" svg:x="2.057cm" svg:y="5.838cm" svg:width="23.911cm" svg:height="6.311cm"/>
      <presentation:placeholder presentation:object="outline" svg:x="2.057cm" svg:y="12.748cm" svg:width="23.911cm" svg:height="-0.601cm"/>
    </style:presentation-page-layout>
    <style:presentation-page-layout style:name="AL3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4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Výchozí-backgroundobjects">
      <style:graphic-properties draw:stroke="none" draw:fill="none" draw:fill-color="#ffffff" draw:auto-grow-height="false" fo:min-height="1.449cm"/>
    </style:style>
    <style:style style:name="Mpr2" style:family="presentation" style:parent-style-name="Výchozí-backgroundobjects">
      <style:graphic-properties draw:stroke="none" draw:fill="none" draw:fill-color="#ffffff" draw:auto-grow-height="false" fo:min-height="1.485cm"/>
    </style:style>
    <style:style style:name="Mpr3" style:family="presentation" style:parent-style-name="Výchozí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čísl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Výchozí" style:page-layout-name="PM1" draw:style-name="Mdp1">
      <draw:frame presentation:style-name="Výchozí-title" draw:layer="backgroundobjects" svg:width="25.199cm" svg:height="3.506cm" svg:x="1.4cm" svg:y="0.837cm" presentation:class="title" presentation:placeholder="true">
        <draw:text-box/>
      </draw:frame>
      <draw:frame presentation:style-name="Výchozí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číslo&gt;</text:page-number></text:span></text:p>
        </draw:text-box>
      </draw:frame>
      <presentation:notes style:page-layout-name="PM0">
        <draw:page-thumbnail presentation:style-name="Výchozí-title" draw:layer="backgroundobjects" svg:width="14.848cm" svg:height="11.135cm" svg:x="3.075cm" svg:y="2.257cm" presentation:class="page"/>
        <draw:frame presentation:style-name="Výchoz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čísl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omáš Trkal</meta:initial-creator>
    <meta:creation-date>2011-12-12T18:37:00</meta:creation-date>
    <meta:editing-duration>PT1H58M11S</meta:editing-duration>
    <meta:editing-cycles>13</meta:editing-cycles>
    <dc:date>2011-12-12T22:20:10</dc:date>
    <dc:creator>Tomáš Trkal</dc:creator>
    <meta:generator>LibreOffice/3.4$Linux LibreOffice_project/340m1$Build-402</meta:generator>
    <meta:document-statistic meta:object-count="77"/>
  </office:meta>
</office:document-meta>
</file>